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Standard" style:list-style-name="L1">
      <style:text-properties style:font-name="Courier 10 Pitch"/>
    </style:style>
    <style:style style:name="P3" style:family="paragraph" style:parent-style-name="Standard">
      <style:paragraph-properties fo:text-align="center" style:justify-single-word="false"/>
      <style:text-properties style:font-name="Courier 10 Pitch"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Courier 10 Pitch" fo:font-size="14pt" fo:font-weight="bold" style:font-size-asian="14pt" style:font-weight-asian="bold" style:font-size-complex="14pt" style:font-weight-complex="bold"/>
    </style:style>
    <style:style style:name="T1" style:family="text">
      <style:text-properties officeooo:rsid="000c28c3"/>
    </style:style>
    <style:style style:name="T2" style:family="text">
      <style:text-properties fo:font-variant="normal" fo:text-transform="none" fo:color="#000000" fo:font-size="12pt" fo:letter-spacing="normal" fo:font-style="normal" fo:font-weight="normal" officeooo:rsid="00130162"/>
    </style:style>
    <style:style style:name="T3" style:family="text">
      <style:text-properties fo:font-variant="normal" fo:text-transform="none" fo:color="#000000" fo:font-size="12pt" fo:letter-spacing="normal" fo:font-style="normal" fo:font-weight="normal" officeooo:rsid="001b4c08"/>
    </style:style>
    <style:style style:name="T4" style:family="text">
      <style:text-properties fo:font-variant="normal" fo:text-transform="none" fo:color="#000000" fo:font-size="12pt" fo:letter-spacing="normal" fo:font-style="normal" fo:font-weight="normal" officeooo:rsid="001ce8fe"/>
    </style:style>
    <style:style style:name="T5" style:family="text">
      <style:text-properties fo:font-variant="normal" fo:text-transform="none" fo:color="#000000" fo:font-size="12pt" fo:letter-spacing="normal" fo:font-style="normal" fo:font-weight="normal" officeooo:rsid="002901ee"/>
    </style:style>
    <style:style style:name="T6" style:family="text">
      <style:text-properties fo:font-variant="normal" fo:text-transform="none" fo:color="#000000" fo:font-size="12pt" fo:letter-spacing="normal" fo:font-style="normal" fo:font-weight="normal" officeooo:rsid="002d49eb"/>
    </style:style>
    <style:style style:name="T7" style:family="text">
      <style:text-properties fo:font-variant="normal" fo:text-transform="none" fo:color="#000000" fo:font-size="12pt" fo:letter-spacing="normal" fo:font-style="normal" fo:font-weight="normal" officeooo:rsid="003a463a"/>
    </style:style>
    <style:style style:name="T8" style:family="text">
      <style:text-properties fo:font-variant="normal" fo:text-transform="none" fo:color="#000000" fo:font-size="12pt" fo:letter-spacing="normal" fo:font-style="normal" fo:font-weight="bold" officeooo:rsid="00130162" style:font-weight-asian="bold" style:font-weight-complex="bold"/>
    </style:style>
    <style:style style:name="T9" style:family="text">
      <style:text-properties fo:font-variant="normal" fo:text-transform="none" fo:color="#000000" fo:font-size="12pt" fo:letter-spacing="normal" fo:font-style="normal" fo:font-weight="bold" officeooo:rsid="002901e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lass 6</text:p>
      <text:p text:style-name="P4"><text:span text:style-name="T1">Chapter 1: </text:span>The <text:span text:style-name="T1">Universe</text:span></text:p>
      <text:list xml:id="list1171266793533932673" text:style-name="L1">
        <text:list-item>
          <text:p text:style-name="P2"><text:span text:style-name="T2">The circumference of </text:span><text:span text:style-name="T4">the </text:span><text:span text:style-name="T2">Earth at the equator is about </text:span><text:span text:style-name="T8">40,075 km</text:span><text:span text:style-name="T2"> but from pole-to-pole the meridional circumference </text:span><text:span text:style-name="T3">of the</text:span><text:span text:style-name="T2"> Earth is only </text:span><text:span text:style-name="T8">40,008 km</text:span><text:span text:style-name="T2">. This shape, caused by the flattening at the poles, is called an </text:span><text:span text:style-name="T8">oblate spheroid</text:span><text:span text:style-name="T2">.</text:span></text:p>
        </text:list-item>
        <text:list-item>
          <text:p text:style-name="P2">The stars that twinkle at night are several million kilometres away from the Sun. Their light is hidden from us because of the brightness of the Sun’s light. Hence we do not see the stars during the day.</text:p>
        </text:list-item>
        <text:list-item>
          <text:p text:style-name="P2"><text:span text:style-name="T2">we use </text:span><text:span text:style-name="T8">light year</text:span><text:span text:style-name="T2"> for measuring the distance between the Earth and the stars. </text:span><text:span text:style-name="T5">The distance that light travels in one year is known as the </text:span><text:span text:style-name="T9">light year</text:span><text:span text:style-name="T5">. A light year is approximately </text:span><text:span text:style-name="T9">9.5 thousand billion</text:span><text:span text:style-name="T5"> (or million-million) kilometres. </text:span><text:span text:style-name="T6">The speed of light is 300,000 kilometres per second. A light year is equal to 9,460,800,000,000 km (that is, 60 sec. x 60 min. x 24 hrs x 365 days x 300,000 km).</text:span></text:p>
        </text:list-item>
        <text:list-item>
          <text:p text:style-name="P2">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2"><text:span text:style-name="T5">One of the stars nearer to the earth is the star </text:span><text:span text:style-name="T9">Proxima Centauri</text:span><text:span text:style-name="T5">. It is 4.3 light years away from the Earth. </text:span><text:span text:style-name="T7">It is a red dwarf star, part of the Alpha Centauri system.</text:span></text:p>
        </text:list-item>
        <text:list-item>
          <text:p text:style-name="P2"><text:span text:style-name="T5">The galaxy that the solar system belongs to is known as the </text:span><text:span text:style-name="T9">Milky Way</text:span><text:span text:style-name="T5">. The Milky Way galaxy has a spiral shape. In the outer ring are the Sun and the nine planets. The light of the stars in the Milky Way appears like a giant white ribbon and hence it is known as Milky Wa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16T00:42:24.864294178</dc:date>
    <meta:editing-duration>PT2H7M</meta:editing-duration>
    <meta:editing-cycles>57</meta:editing-cycles>
    <meta:document-statistic meta:table-count="0" meta:image-count="0" meta:object-count="0" meta:page-count="1" meta:paragraph-count="9" meta:word-count="304" meta:character-count="1567" meta:non-whitespace-character-count="1278"/>
  </office:meta>
</office:document-meta>
</file>